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2.0862in"/>
    </style:style>
    <style:style style:name="co4" style:family="table-column">
      <style:table-column-properties fo:break-before="auto" style:column-width="0.1201in"/>
    </style:style>
    <style:style style:name="co6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0.49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99ff"/>
    </style:style>
    <style:style style:name="ce3" style:family="table-cell" style:parent-style-name="Default">
      <style:table-cell-properties fo:background-color="#cc99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cc99ff"/>
    </style:style>
    <style:style style:name="ce7" style:family="table-cell" style:parent-style-name="Default" style:data-style-name="N1">
      <style:table-cell-properties fo:background-color="#cc99ff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One Line, 500 Customers</text:p>
          </table:table-cell>
          <table:covered-table-cell table:style-name="Default"/>
          <table:table-cell table:style-name="Default"/>
          <table:table-cell table:style-name="ce1" office:value-type="string">
            <text:p>Average Time in Line</text:p>
          </table:table-cell>
          <table:table-cell table:style-name="ce5" table:formula="of:=AVERAGE([.E9])" office:value-type="float" office:value="32.466">
            <text:p>32.47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/>
          <table:table-cell table:style-name="ce3" office:value-type="string">
            <text:p>testfile141550451285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Time In Line</text:p>
          </table:table-cell>
          <table:table-cell table:style-name="ce3" office:value-type="string">
            <text:p>Number of Customers Helped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otal Customers</text:p>
          </table:table-cell>
          <table:table-cell table:formula="of:=COUNT([.A5:.A504])"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otal Cashiers</text:p>
          </table:table-cell>
          <table:table-cell table:formula="of:=COUNT([.B5:.B104])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Total Customers Helped</text:p>
          </table:table-cell>
          <table:table-cell table:formula="of:=SUM([.B5:.B104])"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Average Time in Line</text:p>
          </table:table-cell>
          <table:table-cell table:style-name="ce6" table:formula="of:=AVERAGE([.A5:.A504])" office:value-type="float" office:value="32.466">
            <text:p>32.47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verage Customers Helped</text:p>
          </table:table-cell>
          <table:table-cell table:style-name="ce7" table:formula="of:=AVERAGE([.B5:.B104])" office:value-type="float" office:value="5.23157894736842">
            <text:p>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table:style-name="ce4"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11/09/2014</text:date>, <text:time>22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ilstra</meta:initial-creator>
    <meta:creation-date>2014-11-09T21:06:25.51</meta:creation-date>
    <meta:generator>OpenOffice/4.0.0$Win32 OpenOffice.org_project/400m3$Build-9702</meta:generator>
    <dc:date>2014-11-09T22:38:42.89</dc:date>
    <dc:creator>Christopher Tilstra</dc:creator>
    <meta:editing-duration>PT53M2S</meta:editing-duration>
    <meta:editing-cycles>23</meta:editing-cycles>
    <meta:document-statistic meta:table-count="3" meta:cell-count="611" meta:object-count="0"/>
  </office:meta>
</office:document-meta>
</file>